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4" style:family="graphic" style:parent-style-name="standard" style:list-style-name="L1">
      <style:graphic-properties draw:fill="solid" draw:fill-color="#9966cc" draw:textarea-horizontal-align="justify" draw:textarea-vertical-align="middle" draw:auto-grow-height="false"/>
    </style:style>
    <style:style style:name="gr5" style:family="graphic" style:parent-style-name="standard">
      <style:graphic-properties draw:fill-image-width="0cm" draw:fill-image-height="0cm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-image-width="0cm" draw:fill-image-height="0cm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T1" style:family="text">
      <style:text-properties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6.985cm" svg:height="5.715cm" svg:x="10.525cm" svg:y="1cm">
          <text:p text:style-name="P1">index.html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1" draw:id="id1" draw:layer="layout" svg:width="6.35cm" svg:height="4.445cm" svg:x="1.635cm" svg:y="7.35cm">
          <text:p text:style-name="P1">aboutme.html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4.81cm" svg:y1="7.35cm" svg:x2="10.525cm" svg:y2="3.857cm" draw:start-shape="id1" draw:start-glue-point="0" draw:end-shape="id2" draw:end-glue-point="5" svg:d="m4810 7350v-3493h5715">
          <text:p/>
        </draw:connector>
        <draw:custom-shape draw:style-name="gr1" draw:text-style-name="P1" xml:id="id3" draw:id="id3" draw:layer="layout" svg:width="6.985cm" svg:height="4.445cm" svg:x="10.525cm" svg:y="10.525cm">
          <text:p text:style-name="P1">mylife.html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6.35cm" svg:height="4.445cm" svg:x="19.415cm" svg:y="7.35cm">
          <text:p text:style-name="P1">myfamily.html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4.018cm" svg:y1="6.715cm" svg:x2="14.017cm" svg:y2="10.525cm" draw:start-shape="id2" draw:start-glue-point="6" draw:end-shape="id3" draw:end-glue-point="0" svg:d="m14018 6715v1905h-1v1905">
          <text:p/>
        </draw:connector>
        <draw:connector draw:style-name="gr2" draw:text-style-name="P1" draw:layer="layout" svg:x1="17.51cm" svg:y1="3.857cm" svg:x2="22.59cm" svg:y2="7.35cm" draw:start-shape="id2" draw:start-glue-point="7" draw:end-shape="id4" draw:end-glue-point="0" svg:d="m17510 3857h5080v3493">
          <text:p/>
        </draw:connector>
        <draw:custom-shape draw:style-name="gr1" draw:text-style-name="P1" xml:id="id5" draw:id="id5" draw:layer="layout" svg:width="6.985cm" svg:height="4.35cm" svg:x="1.635cm" svg:y="16.24cm">
          <text:p text:style-name="P1">Timeline.html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6.985cm" svg:height="4.35cm" svg:x="10.525cm" svg:y="16.24cm">
          <text:p text:style-name="P1">suislife.html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6.985cm" svg:height="4.35cm" svg:x="19.955cm" svg:y="16.24cm">
          <text:p text:style-name="P1">myfriends.html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525cm" svg:y1="12.747cm" svg:x2="5.127cm" svg:y2="16.24cm" draw:start-shape="id3" draw:start-glue-point="3" draw:end-shape="id5" draw:end-glue-point="0" svg:d="m10525 12747h-5398v3493">
          <text:p/>
        </draw:connector>
        <draw:connector draw:style-name="gr2" draw:text-style-name="P1" draw:layer="layout" svg:x1="14.017cm" svg:y1="14.97cm" svg:x2="14.017cm" svg:y2="16.24cm" draw:start-shape="id3" draw:start-glue-point="2" draw:end-shape="id6" draw:end-glue-point="0" svg:d="m14017 14970v1270">
          <text:p/>
        </draw:connector>
        <draw:connector draw:style-name="gr2" draw:text-style-name="P1" draw:layer="layout" svg:x1="17.51cm" svg:y1="12.747cm" svg:x2="23.447cm" svg:y2="16.24cm" draw:start-shape="id3" draw:start-glue-point="1" draw:end-shape="id7" draw:end-glue-point="0" svg:d="m17510 12747h5937v3493">
          <text:p/>
        </draw:connector>
      </draw:page>
      <draw:page draw:name="page2" draw:style-name="dp1" draw:master-page-name="Default">
        <draw:custom-shape draw:style-name="gr3" draw:text-style-name="P1" draw:layer="layout" svg:width="24.375cm" svg:height="19.05cm" svg:x="2.025cm" svg:y="1.6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6.51cm" svg:height="3.175cm" svg:x="6.08cm" svg:y="1cm">
          <text:p text:style-name="P1"><text:span text:style-name="T1">title.jpg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4.605cm" svg:height="8.255cm" svg:x="2.27cm" svg:y="5.445cm">
          <text:p text:style-name="P1">TEXT,TEXT,TEXT,TEXT,TEXT,TEXT,TEXT,TEXT</text:p>
          <text:p text:style-name="P1">TEXT,TEXT,TEXT,TEXT,TEXT,TEXT,TEXT,TEXT</text:p>
          <text:p text:style-name="P1">TEXT,TEXT,TEXT,TEXT,TEXT,TEXT,TEXT,TEXT</text:p>
          <text:p text:style-name="P1">TEXT,TEXT,TEXT,TEXT,TEXT,TEXT,TEXT,TEXT</text:p>
          <text:p text:style-name="P1">TEXT,TEXT,TEXT,TEXT,TEXT,TEXT,TEXT,TEXT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7.985cm" svg:height="6.35cm" svg:x="2.27cm" svg:y="14.335cm">
          <text:p text:style-name="P1">picture.jpg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35cm" svg:height="6.35cm" svg:x="10.525cm" svg:y="14.335cm">
          <text:p text:style-name="P1">Picture.jpg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715cm" svg:height="1.27cm" svg:x="19.415cm" svg:y="7.985cm">
          <text:p text:style-name="P1">button1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715cm" svg:height="1.27cm" svg:x="19.415cm" svg:y="11.16cm">
          <text:p text:style-name="P1">button2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715cm" svg:height="1.27cm" svg:x="19.415cm" svg:y="14.335cm">
          <text:p text:style-name="P1">button3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715cm" svg:height="1.27cm" svg:x="19.415cm" svg:y="17.51cm">
          <text:p text:style-name="P1">button4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8.55cm" fo:page-height="22.14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student </meta:initial-creator>
    <meta:creation-date>2012-04-12T14:54:51</meta:creation-date>
    <dc:date>2012-04-23T12:19:47</dc:date>
    <dc:creator>student </dc:creator>
    <meta:editing-duration>PT1H3M53S</meta:editing-duration>
    <meta:editing-cycles>4</meta:editing-cycles>
    <meta:generator>LibreOffice/3.3$Linux LibreOffice_project/330m19$Build-202</meta:generator>
    <meta:document-statistic meta:object-count="22"/>
  </office:meta>
</office:document-meta>
</file>